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Standard" style:list-style-name="L4">
      <style:paragraph-properties fo:text-align="start" style:justify-single-word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Standard" style:list-style-name="L4">
      <style:paragraph-properties fo:text-align="start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 style:list-style-name="L4">
      <style:paragraph-properties fo:text-align="start" style:justify-single-word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 style:list-style-name="L4">
      <style:paragraph-properties fo:text-align="start" style:justify-single-word="false" style:text-autospace="none"/>
    </style:style>
    <style:style style:name="P6" style:family="paragraph" style:parent-style-name="Standard" style:list-style-name="L4">
      <style:paragraph-properties fo:text-align="start" style:justify-single-word="false" style:text-autospace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style:text-underline-style="none" style:font-name-asian="Courier New" style:font-size-asian="13pt" style:font-name-complex="Courier New" style:font-size-complex="13pt"/>
    </style:style>
    <style:style style:name="P14" style:family="paragraph" style:parent-style-name="Standard" style:list-style-name="L5">
      <style:paragraph-properties fo:margin-left="1.323cm" fo:margin-right="0cm" fo:text-align="start" style:justify-single-word="false" fo:text-indent="-0.649cm" style:auto-text-indent="false" style:text-autospace="none">
        <style:tab-stops/>
      </style:paragraph-properties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5" style:family="paragraph" style:parent-style-name="Standard" style:list-style-name="L5">
      <style:paragraph-properties fo:margin-left="1.323cm" fo:margin-right="0cm" fo:text-align="start" style:justify-single-word="false" fo:text-indent="-0.649cm" style:auto-text-indent="false" style:text-autospace="none">
        <style:tab-stops/>
      </style:paragraph-properties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3"><text:span text:style-name="T1">Resumo Capítulo 2</text:span></text:p>
      <text:p text:style-name="P7"/>
      <text:p text:style-name="P7"/>
      <text:p text:style-name="P7"/>
      <text:p text:style-name="P10">Overriding (Subscrever)</text:p>
      <text:list xml:id="list42726568" text:style-name="L4">
        <text:list-item>
          <text:p text:style-name="P2">mesma assinatura na subclasse</text:p>
        </text:list-item>
        <text:list-item>
          <text:p text:style-name="P2">pode ser chamado o método da classe pai com super.metodo().</text:p>
        </text:list-item>
        <text:list-item>
          <text:p text:style-name="P2"><text:span text:style-name="T2">não pode lançar exceções mais restritivas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12">Overloading</text:p>
      <text:list xml:id="list43220949" text:continue-numbering="true" text:style-name="L4">
        <text:list-item>
          <text:p text:style-name="P5"><text:span text:style-name="T4">deve ser alterada a lista de argumentos</text:span></text:p>
        </text:list-item>
        <text:list-item>
          <text:p text:style-name="P6"><text:span text:style-name="T3">pode alterar o retorno</text:span></text:p>
        </text:list-item>
        <text:list-item>
          <text:p text:style-name="P3">pode alterar modificador de acesso</text:p>
        </text:list-item>
        <text:list-item>
          <text:p text:style-name="P4">pode declarar exceções não verificadas ou mais abrangentes</text:p>
        </text:list-item>
      </text:list>
      <text:p text:style-name="P9"/>
      <text:p text:style-name="P9"/>
      <text:p text:style-name="P9"/>
      <text:p text:style-name="P10">Construtores</text:p>
      <text:list xml:id="list43155160" text:style-name="L5">
        <text:list-item>
          <text:p text:style-name="P14">Na chamada a super(...) ou a this(...), só poderá passar vars static como argumentos. Ex.: super(Animal.NAME)</text:p>
        </text:list-item>
        <text:list-item>
          <text:p text:style-name="P14">Classes abstratas tem construtores e são chamadas sempre que são instanciadas as subclasses</text:p>
        </text:list-item>
        <text:list-item>
          <text:p text:style-name="P14">Interfaces NÃO POSSUEM construtores</text:p>
        </text:list-item>
        <text:list-item>
          <text:p text:style-name="P14">Um contrutor só pode ser chamado dentro de outro construtor</text:p>
        </text:list-item>
        <text:list-item>
          <text:p text:style-name="P14">this(...) chama outro construtor da mesma classe (de acordo com a lista de argumentos passada)</text:p>
        </text:list-item>
        <text:list-item>
          <text:p text:style-name="P14">Se um construtor com uma lista de argumentos é criada, o construtor padrão (default, sem argumentos) não será criada automaticamente.</text:p>
        </text:list-item>
        <text:list-item>
          <text:p text:style-name="P14">Caso seja feita o uso de this() ou super(), será a primeira linha do método</text:p>
        </text:list-item>
      </text:list>
      <text:p text:style-name="P8"/>
      <text:p text:style-name="P8"/>
      <text:p text:style-name="P8"/>
      <text:p text:style-name="P11">Acoplamento e Coesão</text:p>
      <text:p text:style-name="P8"/>
      <text:p text:style-name="P8">Acoplamento deve ser fraco. Deve ser exposto apenas a interface de uma classe para uma outra. Ou seja, uma classe só conhece a API da outra.</text:p>
      <text:p text:style-name="P8"/>
      <text:p text:style-name="P8">Coesão: quanto mais focada é a classe, melhor é a sua coesão. Assim como os métodos.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1T22:48:17.80</meta:creation-date>
    <dc:date>2013-01-31T23:08:42.71</dc:date>
    <meta:editing-duration>PT00H20M22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1" meta:paragraph-count="21" meta:word-count="203" meta:character-count="1199"/>
  </office:meta>
</office:document-meta>
</file>